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870000018B0000018B903A573EF2CBD1F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96e05" officeooo:paragraph-rsid="00396e05"/>
    </style:style>
    <style:style style:name="P2" style:family="paragraph" style:parent-style-name="Standard">
      <style:text-properties officeooo:rsid="001ab0c5" officeooo:paragraph-rsid="001ab0c5"/>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16a894" officeooo:paragraph-rsid="0043900f"/>
    </style:style>
    <style:style style:name="P6" style:family="paragraph" style:parent-style-name="Standard">
      <style:text-properties fo:language="en" fo:country="US" officeooo:rsid="00332273" officeooo:paragraph-rsid="00332273"/>
    </style:style>
    <style:style style:name="P7" style:family="paragraph" style:parent-style-name="Standard">
      <style:text-properties fo:language="en" fo:country="US" officeooo:rsid="0017bba8" officeooo:paragraph-rsid="0017bba8"/>
    </style:style>
    <style:style style:name="P8" style:family="paragraph" style:parent-style-name="Standard">
      <style:text-properties fo:language="en" fo:country="US" officeooo:rsid="0017bba8" officeooo:paragraph-rsid="001c2677"/>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965a5" officeooo:paragraph-rsid="001965a5"/>
    </style:style>
    <style:style style:name="P12" style:family="paragraph" style:parent-style-name="Standard">
      <style:text-properties fo:language="en" fo:country="US" officeooo:rsid="001965a5" officeooo:paragraph-rsid="001ab0c5"/>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language="en" fo:country="US" fo:font-weight="bold" officeooo:rsid="001ab0c5" officeooo:paragraph-rsid="001ab0c5" style:font-weight-asian="bold" style:font-weight-complex="bold"/>
    </style:style>
    <style:style style:name="P15" style:family="paragraph" style:parent-style-name="Standard">
      <style:text-properties fo:language="en" fo:country="US" fo:font-weight="bold" officeooo:rsid="0029afb8" officeooo:paragraph-rsid="0029afb8" style:font-weight-asian="bold" style:font-weight-complex="bold"/>
    </style:style>
    <style:style style:name="P16" style:family="paragraph" style:parent-style-name="Standard">
      <style:text-properties fo:language="en" fo:country="US" fo:font-weight="bold" officeooo:rsid="0029afb8" officeooo:paragraph-rsid="002ae4ce" style:font-weight-asian="bold" style:font-weight-complex="bold"/>
    </style:style>
    <style:style style:name="P17" style:family="paragraph" style:parent-style-name="Standard">
      <style:text-properties fo:language="en" fo:country="US" fo:font-weight="bold" officeooo:rsid="0029afb8" officeooo:paragraph-rsid="002ac727" style:font-weight-asian="bold" style:font-weight-complex="bold"/>
    </style:style>
    <style:style style:name="P18" style:family="paragraph" style:parent-style-name="Standard">
      <style:text-properties fo:language="en" fo:country="US" fo:font-weight="bold" officeooo:rsid="001285c5" officeooo:paragraph-rsid="001285c5" style:font-weight-asian="bold" style:font-weight-complex="bold"/>
    </style:style>
    <style:style style:name="P19" style:family="paragraph" style:parent-style-name="Standard">
      <style:text-properties fo:language="en" fo:country="US" fo:font-weight="bold" officeooo:rsid="00225805" officeooo:paragraph-rsid="00225805" style:font-weight-asian="bold" style:font-weight-complex="bold"/>
    </style:style>
    <style:style style:name="P20" style:family="paragraph" style:parent-style-name="Standard">
      <style:text-properties fo:language="en" fo:country="US" fo:font-weight="bold" officeooo:rsid="0056f72c" officeooo:paragraph-rsid="0043900f" style:font-weight-asian="bold" style:font-weight-complex="bold"/>
    </style:style>
    <style:style style:name="P21" style:family="paragraph" style:parent-style-name="Standard">
      <style:text-properties fo:language="en" fo:country="US" fo:font-weight="bold" officeooo:rsid="00418c5c" officeooo:paragraph-rsid="0043900f" style:font-weight-asian="bold" style:font-weight-complex="bold"/>
    </style:style>
    <style:style style:name="P22" style:family="paragraph" style:parent-style-name="Standard">
      <style:text-properties fo:language="en" fo:country="US" fo:font-weight="bold" officeooo:rsid="00418c5c" officeooo:paragraph-rsid="00418c5c" style:font-weight-asian="bold" style:font-weight-complex="bold"/>
    </style:style>
    <style:style style:name="P23" style:family="paragraph" style:parent-style-name="Standard">
      <style:text-properties fo:language="en" fo:country="US" fo:font-weight="bold" officeooo:rsid="00396e05" officeooo:paragraph-rsid="0043900f" style:font-weight-asian="bold" style:font-weight-complex="bold"/>
    </style:style>
    <style:style style:name="P24" style:family="paragraph" style:parent-style-name="Standard">
      <style:text-properties fo:language="en" fo:country="US" fo:font-weight="bold" officeooo:rsid="00467ccb" officeooo:paragraph-rsid="00467ccb" style:font-weight-asian="bold" style:font-weight-complex="bold"/>
    </style:style>
    <style:style style:name="P25" style:family="paragraph" style:parent-style-name="Standard">
      <style:text-properties fo:language="en" fo:country="US" officeooo:rsid="001ab0c5" officeooo:paragraph-rsid="001ab0c5"/>
    </style:style>
    <style:style style:name="P26" style:family="paragraph" style:parent-style-name="Standard">
      <style:text-properties fo:language="en" fo:country="US" officeooo:rsid="00189df4" officeooo:paragraph-rsid="001c2677"/>
    </style:style>
    <style:style style:name="P27" style:family="paragraph" style:parent-style-name="Standard">
      <style:text-properties fo:language="en" fo:country="US" officeooo:rsid="0025527e" officeooo:paragraph-rsid="0025527e"/>
    </style:style>
    <style:style style:name="P28" style:family="paragraph" style:parent-style-name="Standard">
      <style:text-properties fo:language="en" fo:country="US" officeooo:rsid="00261826" officeooo:paragraph-rsid="00261826"/>
    </style:style>
    <style:style style:name="P29" style:family="paragraph" style:parent-style-name="Standard">
      <style:text-properties fo:language="en" fo:country="US" officeooo:rsid="00261826" officeooo:paragraph-rsid="0043900f"/>
    </style:style>
    <style:style style:name="P30" style:family="paragraph" style:parent-style-name="Standard">
      <style:text-properties fo:language="en" fo:country="US" officeooo:rsid="00209e17" officeooo:paragraph-rsid="00209e17"/>
    </style:style>
    <style:style style:name="P31" style:family="paragraph" style:parent-style-name="Standard">
      <style:text-properties fo:language="en" fo:country="US" officeooo:paragraph-rsid="00209e17"/>
    </style:style>
    <style:style style:name="P32" style:family="paragraph" style:parent-style-name="Standard">
      <style:text-properties fo:language="en" fo:country="US" officeooo:rsid="00225805" officeooo:paragraph-rsid="00225805"/>
    </style:style>
    <style:style style:name="P33" style:family="paragraph" style:parent-style-name="Standard">
      <style:paragraph-properties fo:line-height="115%"/>
      <style:text-properties fo:language="en" fo:country="US" officeooo:rsid="00225805" officeooo:paragraph-rsid="00225805"/>
    </style:style>
    <style:style style:name="P34" style:family="paragraph" style:parent-style-name="Standard">
      <style:text-properties fo:language="en" fo:country="US" officeooo:rsid="00236ff3" officeooo:paragraph-rsid="00236ff3"/>
    </style:style>
    <style:style style:name="P35" style:family="paragraph" style:parent-style-name="Standard">
      <style:text-properties fo:language="en" fo:country="US" officeooo:rsid="00236ff3" officeooo:paragraph-rsid="0023ce4b"/>
    </style:style>
    <style:style style:name="P36" style:family="paragraph" style:parent-style-name="Standard">
      <style:text-properties fo:language="en" fo:country="US" officeooo:rsid="00236ff3" officeooo:paragraph-rsid="00281019"/>
    </style:style>
    <style:style style:name="P37" style:family="paragraph" style:parent-style-name="Standard">
      <style:text-properties fo:language="en" fo:country="US" officeooo:rsid="00236ff3" officeooo:paragraph-rsid="00261826"/>
    </style:style>
    <style:style style:name="P38" style:family="paragraph" style:parent-style-name="Standard">
      <style:text-properties fo:language="en" fo:country="US" officeooo:rsid="0024e0e6" officeooo:paragraph-rsid="0024e0e6"/>
    </style:style>
    <style:style style:name="P39" style:family="paragraph" style:parent-style-name="Standard">
      <style:text-properties fo:language="en" fo:country="US" officeooo:rsid="0024e0e6" officeooo:paragraph-rsid="002ae4ce"/>
    </style:style>
    <style:style style:name="P40" style:family="paragraph" style:parent-style-name="Standard">
      <style:text-properties fo:language="en" fo:country="US" officeooo:rsid="00281019" officeooo:paragraph-rsid="00281019"/>
    </style:style>
    <style:style style:name="P41" style:family="paragraph" style:parent-style-name="Standard">
      <style:text-properties fo:language="en" fo:country="US" officeooo:rsid="0029afb8" officeooo:paragraph-rsid="0029afb8"/>
    </style:style>
    <style:style style:name="P42" style:family="paragraph" style:parent-style-name="Standard">
      <style:text-properties fo:language="en" fo:country="US" officeooo:rsid="0029afb8" officeooo:paragraph-rsid="002ac727"/>
    </style:style>
    <style:style style:name="P43" style:family="paragraph" style:parent-style-name="Standard">
      <style:text-properties fo:language="en" fo:country="US" officeooo:rsid="002ac727" officeooo:paragraph-rsid="002ac727"/>
    </style:style>
    <style:style style:name="P44" style:family="paragraph" style:parent-style-name="Standard">
      <style:text-properties fo:language="en" fo:country="US" officeooo:rsid="002ac727" officeooo:paragraph-rsid="002ae4ce"/>
    </style:style>
    <style:style style:name="P45" style:family="paragraph" style:parent-style-name="Standard">
      <style:text-properties fo:language="en" fo:country="US" officeooo:rsid="002ae4ce" officeooo:paragraph-rsid="002ae4ce"/>
    </style:style>
    <style:style style:name="P46" style:family="paragraph" style:parent-style-name="Standard">
      <style:text-properties fo:language="en" fo:country="US" officeooo:rsid="0002a4b6" officeooo:paragraph-rsid="0002a4b6"/>
    </style:style>
    <style:style style:name="P47" style:family="paragraph" style:parent-style-name="Standard">
      <style:text-properties fo:language="en" fo:country="US" officeooo:rsid="0004813b" officeooo:paragraph-rsid="0004813b"/>
    </style:style>
    <style:style style:name="P48" style:family="paragraph" style:parent-style-name="Standard">
      <style:text-properties fo:language="en" fo:country="US" officeooo:rsid="0004813b" officeooo:paragraph-rsid="00088901"/>
    </style:style>
    <style:style style:name="P49" style:family="paragraph" style:parent-style-name="Standard">
      <style:text-properties fo:language="en" fo:country="US" officeooo:rsid="0012f167" officeooo:paragraph-rsid="0012f167"/>
    </style:style>
    <style:style style:name="P50" style:family="paragraph" style:parent-style-name="Standard">
      <style:text-properties fo:language="en" fo:country="US" officeooo:rsid="0015489a" officeooo:paragraph-rsid="0015489a"/>
    </style:style>
    <style:style style:name="P51" style:family="paragraph" style:parent-style-name="Standard">
      <style:text-properties fo:language="en" fo:country="US" officeooo:rsid="00088901" officeooo:paragraph-rsid="00088901"/>
    </style:style>
    <style:style style:name="P52" style:family="paragraph" style:parent-style-name="Standard">
      <style:text-properties fo:language="en" fo:country="US" fo:font-style="normal" style:text-underline-style="none" officeooo:rsid="00088901" officeooo:paragraph-rsid="00088901" style:font-style-asian="normal" style:font-style-complex="normal"/>
    </style:style>
    <style:style style:name="P53" style:family="paragraph" style:parent-style-name="Standard">
      <style:text-properties fo:language="en" fo:country="US" officeooo:rsid="00065c48" officeooo:paragraph-rsid="00065c48"/>
    </style:style>
    <style:style style:name="P54" style:family="paragraph" style:parent-style-name="Standard">
      <style:text-properties fo:language="en" fo:country="US" officeooo:rsid="001285c5" officeooo:paragraph-rsid="001285c5"/>
    </style:style>
    <style:style style:name="P55" style:family="paragraph" style:parent-style-name="Standard">
      <style:paragraph-properties fo:line-height="200%"/>
      <style:text-properties fo:language="en" fo:country="US" officeooo:rsid="001285c5" officeooo:paragraph-rsid="001285c5"/>
    </style:style>
    <style:style style:name="P56" style:family="paragraph" style:parent-style-name="Standard">
      <style:text-properties fo:language="en" fo:country="US" officeooo:rsid="00396e05" officeooo:paragraph-rsid="00396e05"/>
    </style:style>
    <style:style style:name="P57" style:family="paragraph" style:parent-style-name="Standard">
      <style:text-properties fo:language="en" fo:country="US" officeooo:rsid="003b3db6" officeooo:paragraph-rsid="003b3db6"/>
    </style:style>
    <style:style style:name="P58" style:family="paragraph" style:parent-style-name="Standard">
      <style:text-properties fo:language="en" fo:country="US" officeooo:rsid="00418c5c" officeooo:paragraph-rsid="00418c5c"/>
    </style:style>
    <style:style style:name="P59" style:family="paragraph" style:parent-style-name="Standard">
      <style:text-properties fo:language="en" fo:country="US" officeooo:rsid="0043900f" officeooo:paragraph-rsid="0043900f"/>
    </style:style>
    <style:style style:name="P60" style:family="paragraph" style:parent-style-name="Standard">
      <style:text-properties fo:language="en" fo:country="US" officeooo:rsid="0043900f" officeooo:paragraph-rsid="0043f652"/>
    </style:style>
    <style:style style:name="P61" style:family="paragraph" style:parent-style-name="Standard">
      <style:text-properties fo:language="en" fo:country="US" fo:font-weight="normal" officeooo:rsid="0056f72c" officeooo:paragraph-rsid="0043900f" style:font-weight-asian="normal" style:font-weight-complex="normal"/>
    </style:style>
    <style:style style:name="P62" style:family="paragraph" style:parent-style-name="Standard">
      <style:text-properties fo:language="en" fo:country="US" officeooo:paragraph-rsid="0043f652"/>
    </style:style>
    <style:style style:name="P63" style:family="paragraph" style:parent-style-name="Standard">
      <style:text-properties fo:color="#ce181e" fo:language="en" fo:country="US" officeooo:rsid="0043900f" officeooo:paragraph-rsid="0043900f"/>
    </style:style>
    <style:style style:name="P64" style:family="paragraph" style:parent-style-name="Standard">
      <style:paragraph-properties fo:break-before="page"/>
      <style:text-properties fo:language="en" fo:country="US" fo:font-weight="bold" style:font-weight-asian="bold" style:font-weight-complex="bold"/>
    </style:style>
    <style:style style:name="P65" style:family="paragraph" style:parent-style-name="Standard">
      <style:paragraph-properties fo:break-before="page"/>
      <style:text-properties fo:language="en" fo:country="US" fo:font-weight="bold" officeooo:rsid="0029afb8" officeooo:paragraph-rsid="002ae4ce" style:font-weight-asian="bold" style:font-weight-complex="bold"/>
    </style:style>
    <style:style style:name="P66" style:family="paragraph" style:parent-style-name="Standard">
      <style:paragraph-properties fo:break-before="page"/>
      <style:text-properties fo:language="en" fo:country="US" officeooo:rsid="001965a5" officeooo:paragraph-rsid="001ab0c5"/>
    </style:style>
    <style:style style:name="P67" style:family="paragraph" style:parent-style-name="Standard">
      <style:paragraph-properties fo:margin-left="0.4925in" fo:margin-right="0in" fo:text-indent="0in" style:auto-text-indent="false"/>
      <style:text-properties fo:language="en" fo:country="US" officeooo:rsid="00261826" officeooo:paragraph-rsid="00261826"/>
    </style:style>
    <style:style style:name="P68" style:family="paragraph" style:parent-style-name="Text_20_body">
      <style:text-properties fo:language="en" fo:country="US" officeooo:rsid="000b89d3" officeooo:paragraph-rsid="000b89d3"/>
    </style:style>
    <style:style style:name="P69" style:family="paragraph" style:parent-style-name="Text_20_body">
      <style:text-properties fo:language="en" fo:country="US" officeooo:rsid="000b89d3" officeooo:paragraph-rsid="000d6b1c"/>
    </style:style>
    <style:style style:name="P70" style:family="paragraph" style:parent-style-name="Title">
      <style:text-properties fo:language="en" fo:country="US" officeooo:paragraph-rsid="00418c5c"/>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Heading_20_1">
      <style:text-properties fo:language="en" fo:country="US"/>
    </style:style>
    <style:style style:name="P75" style:family="paragraph" style:parent-style-name="Heading_20_1">
      <style:paragraph-properties fo:break-before="page"/>
      <style:text-properties fo:language="en" fo:country="US"/>
    </style:style>
    <style:style style:name="P76" style:family="paragraph" style:parent-style-name="Heading_20_1">
      <style:paragraph-properties fo:break-before="page"/>
      <style:text-properties fo:language="en" fo:country="US" officeooo:paragraph-rsid="001c2677"/>
    </style:style>
    <style:style style:name="P77" style:family="paragraph" style:parent-style-name="Heading_20_2">
      <style:text-properties fo:language="en" fo:country="US"/>
    </style:style>
    <style:style style:name="P78" style:family="paragraph" style:parent-style-name="Heading_20_2">
      <style:text-properties fo:language="en" fo:country="US" officeooo:paragraph-rsid="001c2677"/>
    </style:style>
    <style:style style:name="P79" style:family="paragraph" style:parent-style-name="Heading_20_2">
      <style:paragraph-properties fo:break-before="page"/>
      <style:text-properties fo:language="en" fo:country="US"/>
    </style:style>
    <style:style style:name="P80" style:family="paragraph" style:parent-style-name="Heading_20_3">
      <style:text-properties fo:language="en" fo:country="US"/>
    </style:style>
    <style:style style:name="P81" style:family="paragraph" style:parent-style-name="Heading_20_3" style:list-style-name="">
      <style:text-properties fo:language="en" fo:country="US"/>
    </style:style>
    <style:style style:name="P82" style:family="paragraph" style:parent-style-name="Heading_20_3">
      <style:text-properties fo:language="en" fo:country="US" officeooo:rsid="0004813b" officeooo:paragraph-rsid="00088901"/>
    </style:style>
    <style:style style:name="P83" style:family="paragraph" style:parent-style-name="Heading_20_3">
      <style:paragraph-properties fo:break-before="page"/>
      <style:text-properties fo:language="en" fo:country="US"/>
    </style:style>
    <style:style style:name="P84" style:family="paragraph" style:parent-style-name="Standard" style:list-style-name="L1">
      <style:paragraph-properties fo:line-height="200%"/>
      <style:text-properties fo:language="en" fo:country="US" officeooo:rsid="001285c5" officeooo:paragraph-rsid="001285c5"/>
    </style:style>
    <style:style style:name="P85" style:family="paragraph" style:parent-style-name="Standard" style:list-style-name="L1">
      <style:text-properties fo:language="en" fo:country="US" officeooo:rsid="001285c5" officeooo:paragraph-rsid="001285c5"/>
    </style:style>
    <style:style style:name="P86" style:family="paragraph" style:parent-style-name="Standard" style:list-style-name="L1">
      <style:paragraph-properties fo:line-height="200%"/>
      <style:text-properties fo:language="en" fo:country="US" officeooo:rsid="0047a44c" officeooo:paragraph-rsid="0047a44c"/>
    </style:style>
    <style:style style:name="P87" style:family="paragraph" style:parent-style-name="Standard">
      <style:text-properties fo:language="en" fo:country="US" officeooo:rsid="00467ccb" officeooo:paragraph-rsid="00467ccb"/>
    </style:style>
    <style:style style:name="P88" style:family="paragraph" style:parent-style-name="Standard">
      <style:text-properties fo:language="en" fo:country="US" fo:font-weight="bold" officeooo:rsid="00467ccb" officeooo:paragraph-rsid="004a1666" style:font-weight-asian="bold" style:font-weight-complex="bold"/>
    </style:style>
    <style:style style:name="P89" style:family="paragraph" style:parent-style-name="Standard">
      <style:text-properties fo:language="en" fo:country="US" fo:font-weight="normal" officeooo:rsid="00467ccb" officeooo:paragraph-rsid="004a166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467ccb"/>
    </style:style>
    <style:style style:name="T3" style:family="text">
      <style:text-properties officeooo:rsid="0043900f"/>
    </style:style>
    <style:style style:name="T4" style:family="text">
      <style:text-properties officeooo:rsid="0002a4b6"/>
    </style:style>
    <style:style style:name="T5" style:family="text">
      <style:text-properties officeooo:rsid="0004813b"/>
    </style:style>
    <style:style style:name="T6" style:family="text">
      <style:text-properties officeooo:rsid="00065c48"/>
    </style:style>
    <style:style style:name="T7" style:family="text">
      <style:text-properties officeooo:rsid="00083d73"/>
    </style:style>
    <style:style style:name="T8" style:family="text">
      <style:text-properties officeooo:rsid="00088901"/>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61826" style:font-style-asian="italic" style:font-weight-asian="bold" style:font-style-complex="italic" style:font-weight-complex="bold"/>
    </style:style>
    <style:style style:name="T13" style:family="text">
      <style:text-properties officeooo:rsid="00089f32"/>
    </style:style>
    <style:style style:name="T14" style:family="text">
      <style:text-properties officeooo:rsid="000d6b1c"/>
    </style:style>
    <style:style style:name="T15" style:family="text">
      <style:text-properties officeooo:rsid="00109936"/>
    </style:style>
    <style:style style:name="T16" style:family="text">
      <style:text-properties officeooo:rsid="0015489a"/>
    </style:style>
    <style:style style:name="T17" style:family="text">
      <style:text-properties officeooo:rsid="0016a894"/>
    </style:style>
    <style:style style:name="T18" style:family="text">
      <style:text-properties officeooo:rsid="0017bba8"/>
    </style:style>
    <style:style style:name="T19" style:family="text">
      <style:text-properties officeooo:rsid="00189df4"/>
    </style:style>
    <style:style style:name="T20" style:family="text">
      <style:text-properties officeooo:rsid="00195b4c"/>
    </style:style>
    <style:style style:name="T21" style:family="text">
      <style:text-properties officeooo:rsid="001c2677"/>
    </style:style>
    <style:style style:name="T22" style:family="text">
      <style:text-properties officeooo:rsid="00209e17"/>
    </style:style>
    <style:style style:name="T23" style:family="text">
      <style:text-properties officeooo:rsid="00225805"/>
    </style:style>
    <style:style style:name="T24" style:family="text">
      <style:text-properties officeooo:rsid="00236ff3"/>
    </style:style>
    <style:style style:name="T25" style:family="text">
      <style:text-properties officeooo:rsid="0025527e"/>
    </style:style>
    <style:style style:name="T26" style:family="text">
      <style:text-properties officeooo:rsid="00261826"/>
    </style:style>
    <style:style style:name="T27" style:family="text">
      <style:text-properties officeooo:rsid="0029afb8"/>
    </style:style>
    <style:style style:name="T28" style:family="text">
      <style:text-properties officeooo:rsid="002ac727"/>
    </style:style>
    <style:style style:name="T29" style:family="text">
      <style:text-properties officeooo:rsid="002ae4ce"/>
    </style:style>
    <style:style style:name="T30" style:family="text">
      <style:text-properties officeooo:rsid="002e1b67"/>
    </style:style>
    <style:style style:name="T31" style:family="text">
      <style:text-properties officeooo:rsid="002ffdde"/>
    </style:style>
    <style:style style:name="T32" style:family="text">
      <style:text-properties officeooo:rsid="00332273"/>
    </style:style>
    <style:style style:name="T33" style:family="text">
      <style:text-properties officeooo:rsid="0034c01a"/>
    </style:style>
    <style:style style:name="T34" style:family="text">
      <style:text-properties officeooo:rsid="00351c2a"/>
    </style:style>
    <style:style style:name="T35" style:family="text">
      <style:text-properties fo:language="en" fo:country="US"/>
    </style:style>
    <style:style style:name="T36" style:family="text">
      <style:text-properties fo:language="en" fo:country="US" officeooo:rsid="004a1666"/>
    </style:style>
    <style:style style:name="T37" style:family="text">
      <style:text-properties officeooo:rsid="0038676b"/>
    </style:style>
    <style:style style:name="T38" style:family="text">
      <style:text-properties officeooo:rsid="003b3db6"/>
    </style:style>
    <style:style style:name="T39" style:family="text">
      <style:text-properties officeooo:rsid="003d8a32"/>
    </style:style>
    <style:style style:name="T40" style:family="text">
      <style:text-properties officeooo:rsid="003f59e5"/>
    </style:style>
    <style:style style:name="T41" style:family="text">
      <style:text-properties fo:color="#ce181e"/>
    </style:style>
    <style:style style:name="T42" style:family="text">
      <style:text-properties fo:color="#ce181e" officeooo:rsid="0043900f"/>
    </style:style>
    <style:style style:name="T43" style:family="text">
      <style:text-properties officeooo:rsid="00746ffe"/>
    </style:style>
    <style:style style:name="T44" style:family="text">
      <style:text-properties officeooo:rsid="007a969b"/>
    </style:style>
    <style:style style:name="T45" style:family="text">
      <style:text-properties officeooo:rsid="0043f652"/>
    </style:style>
    <style:style style:name="T46" style:family="text">
      <style:text-properties officeooo:rsid="00452d36"/>
    </style:style>
    <style:style style:name="T47" style:family="text">
      <style:text-properties officeooo:rsid="004a1666"/>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Apollo-3 BLE <text:span text:style-name="T40">communication Apollo3 and Raspberry Pi</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504_4261894373" text:style-name="Index_20_Link" text:visited-style-name="Index_20_Link">1. Foreword<text:tab/>2</text:a></text:p>
          <text:p text:style-name="P71"><text:a xlink:type="simple" xlink:href="#__RefHeading___Toc432_4261894373" text:style-name="Index_20_Link" text:visited-style-name="Index_20_Link">2. Hardware<text:tab/>3</text:a></text:p>
          <text:p text:style-name="P72"><text:a xlink:type="simple" xlink:href="#__RefHeading___Toc434_4261894373" text:style-name="Index_20_Link" text:visited-style-name="Index_20_Link">2.1 Server board<text:tab/>3</text:a></text:p>
          <text:p text:style-name="P72"><text:a xlink:type="simple" xlink:href="#__RefHeading___Toc436_4261894373" text:style-name="Index_20_Link" text:visited-style-name="Index_20_Link">2.2 Client hardware<text:tab/>3</text:a></text:p>
          <text:p text:style-name="P71"><text:a xlink:type="simple" xlink:href="#__RefHeading___Toc438_4261894373" text:style-name="Index_20_Link" text:visited-style-name="Index_20_Link">3. Software installation<text:tab/>3</text:a></text:p>
          <text:p text:style-name="P72"><text:a xlink:type="simple" xlink:href="#__RefHeading___Toc440_4261894373" text:style-name="Index_20_Link" text:visited-style-name="Index_20_Link">3.1 Server software<text:tab/>3</text:a></text:p>
          <text:p text:style-name="P72"><text:a xlink:type="simple" xlink:href="#__RefHeading___Toc446_4261894373" text:style-name="Index_20_Link" text:visited-style-name="Index_20_Link">3.2 Client software<text:tab/>4</text:a></text:p>
          <text:p text:style-name="P73"><text:a xlink:type="simple" xlink:href="#__RefHeading___Toc448_4261894373" text:style-name="Index_20_Link" text:visited-style-name="Index_20_Link">3.2.1 Bluez Bluetooth stack<text:tab/>4</text:a></text:p>
          <text:p text:style-name="P73"><text:a xlink:type="simple" xlink:href="#__RefHeading___Toc450_4261894373" text:style-name="Index_20_Link" text:visited-style-name="Index_20_Link">3.2.2 Client Solution<text:tab/>4</text:a></text:p>
          <text:p text:style-name="P71"><text:a xlink:type="simple" xlink:href="#__RefHeading___Toc452_4261894373" text:style-name="Index_20_Link" text:visited-style-name="Index_20_Link">4. Software overview<text:tab/>5</text:a></text:p>
          <text:p text:style-name="P72"><text:a xlink:type="simple" xlink:href="#__RefHeading___Toc454_4261894373" text:style-name="Index_20_Link" text:visited-style-name="Index_20_Link">4.1 Server Software<text:tab/>5</text:a></text:p>
          <text:p text:style-name="P72"><text:a xlink:type="simple" xlink:href="#__RefHeading___Toc3354_1407938637" text:style-name="Index_20_Link" text:visited-style-name="Index_20_Link">4.2 Client Software<text:tab/>5</text:a></text:p>
          <text:p text:style-name="P73"><text:a xlink:type="simple" xlink:href="#__RefHeading___Toc462_4261894373" text:style-name="Index_20_Link" text:visited-style-name="Index_20_Link">4.2.1 High level overview<text:tab/>5</text:a></text:p>
          <text:p text:style-name="P73"><text:a xlink:type="simple" xlink:href="#__RefHeading___Toc464_4261894373" text:style-name="Index_20_Link" text:visited-style-name="Index_20_Link">4.2.2 command line options<text:tab/>6</text:a></text:p>
          <text:p text:style-name="P71"><text:a xlink:type="simple" xlink:href="#__RefHeading___Toc466_4261894373" text:style-name="Index_20_Link" text:visited-style-name="Index_20_Link">5. Client usage<text:tab/>7</text:a></text:p>
          <text:p text:style-name="P72"><text:a xlink:type="simple" xlink:href="#__RefHeading___Toc468_4261894373" text:style-name="Index_20_Link" text:visited-style-name="Index_20_Link">5.1. Obtaining the right Bluetooth address<text:tab/>7</text:a></text:p>
          <text:p text:style-name="P72"><text:a xlink:type="simple" xlink:href="#__RefHeading___Toc470_4261894373" text:style-name="Index_20_Link" text:visited-style-name="Index_20_Link">5.2 Interactive menu<text:tab/>7</text:a></text:p>
          <text:p text:style-name="P71"><text:a xlink:type="simple" xlink:href="#__RefHeading___Toc472_4261894373" text:style-name="Index_20_Link" text:visited-style-name="Index_20_Link">Appendix A : Adding an option<text:tab/>10</text:a></text:p>
          <text:p text:style-name="P72"><text:a xlink:type="simple" xlink:href="#__RefHeading___Toc474_4261894373" text:style-name="Index_20_Link" text:visited-style-name="Index_20_Link">1 client side changes<text:tab/>10</text:a></text:p>
          <text:p text:style-name="P72"><text:a xlink:type="simple" xlink:href="#__RefHeading___Toc476_4261894373" text:style-name="Index_20_Link" text:visited-style-name="Index_20_Link">1.1 amdtcUI.h<text:tab/>10</text:a></text:p>
          <text:p text:style-name="P72"><text:a xlink:type="simple" xlink:href="#__RefHeading___Toc478_4261894373" text:style-name="Index_20_Link" text:visited-style-name="Index_20_Link">1.2 amdtcUI.c<text:tab/>10</text:a></text:p>
          <text:p text:style-name="P73"><text:a xlink:type="simple" xlink:href="#__RefHeading___Toc480_4261894373" text:style-name="Index_20_Link" text:visited-style-name="Index_20_Link">1.2.1 Top of program<text:tab/>10</text:a></text:p>
          <text:p text:style-name="P73"><text:a xlink:type="simple" xlink:href="#__RefHeading___Toc482_4261894373" text:style-name="Index_20_Link" text:visited-style-name="Index_20_Link">1.2.2 MainLoop()<text:tab/>10</text:a></text:p>
          <text:p text:style-name="P73"><text:a xlink:type="simple" xlink:href="#__RefHeading___Toc484_4261894373" text:style-name="Index_20_Link" text:visited-style-name="Index_20_Link">1.2.3 display_menu()<text:tab/>10</text:a></text:p>
          <text:p text:style-name="P73"><text:a xlink:type="simple" xlink:href="#__RefHeading___Toc486_4261894373" text:style-name="Index_20_Link" text:visited-style-name="Index_20_Link">1.2.4 read_interactive()<text:tab/>11</text:a></text:p>
          <text:p text:style-name="P73"><text:a xlink:type="simple" xlink:href="#__RefHeading___Toc488_4261894373" text:style-name="Index_20_Link" text:visited-style-name="Index_20_Link">1.2.5 DetermineValue()<text:tab/>11</text:a></text:p>
          <text:p text:style-name="P72"><text:a xlink:type="simple" xlink:href="#__RefHeading___Toc490_4261894373" text:style-name="Index_20_Link" text:visited-style-name="Index_20_Link">1.3 amdtc.c<text:tab/>11</text:a></text:p>
          <text:p text:style-name="P73"><text:a xlink:type="simple" xlink:href="#__RefHeading___Toc492_4261894373" text:style-name="Index_20_Link" text:visited-style-name="Index_20_Link">1.3.1 Top of program<text:tab/>11</text:a></text:p>
          <text:p text:style-name="P73"><text:a xlink:type="simple" xlink:href="#__RefHeading___Toc494_4261894373" text:style-name="Index_20_Link" text:visited-style-name="Index_20_Link">1.3.2 command line option<text:tab/>11</text:a></text:p>
          <text:p text:style-name="P72"><text:a xlink:type="simple" xlink:href="#__RefHeading___Toc496_4261894373" text:style-name="Index_20_Link" text:visited-style-name="Index_20_Link">2. Server side changes<text:tab/>12</text:a></text:p>
          <text:p text:style-name="P71"><text:a xlink:type="simple" xlink:href="#__RefHeading___Toc3468_1407938637" text:style-name="Index_20_Link" text:visited-style-name="Index_20_Link">Appendix B Check list for changes<text:tab/>12</text:a></text:p>
        </text:index-body>
      </text:table-of-content>
      <text:p text:style-name="P3"/>
      <text:p text:style-name="P3"/>
      <text:p text:style-name="P3"/>
      <text:p text:style-name="P3"/>
      <text:p text:style-name="P3"/>
      <text:h text:style-name="P74" text:outline-level="1"><text:bookmark-start text:name="__RefHeading___Toc504_4261894373"/><text:soft-page-break/>1. Foreword<text:bookmark-end text:name="__RefHeading___Toc504_4261894373"/></text:h>
      <text:p text:style-name="P3"/>
      <text:p text:style-name="P4">As part of a project to better understand Bluetooth, I have worked connecting boards from Sparkfun based on Apollo3 over Bluetooth with Raspberry Pi. The connection is <text:span text:style-name="T39">using </text:span>the lightweight, pr<text:span text:style-name="T18">opriety</text:span> AMD Transaction Protocol. </text:p>
      <text:p text:style-name="P4"/>
      <text:p text:style-name="P4">The Apollo3 bo<text:span text:style-name="T18">a</text:span>rd is acting as a server and all actions are initiated by the Raspberry Pi, acting the client. <text:span text:style-name="T18">The client has also been tested to run on Ubuntu 18.04.</text:span></text:p>
      <text:p text:style-name="P4"/>
      <text:p text:style-name="P6">An example BLE_led was available, but only provides the functionality to put a led on and off. Not very <text:span text:style-name="T37">helpful.</text:span> This solution can do MUCH more to exchange data.</text:p>
      <text:p text:style-name="P6"/>
      <text:p text:style-name="P59"><text:span text:style-name="T41">THIS DOCUMENT ONLY HANDLES THE CLIENT SIDE. THE SERVER AND ALSO AN APPOLO3 CLIENT IS AVAILABLE ON</text:span> <text:s/></text:p>
      <text:p text:style-name="P56"/>
      <text:p text:style-name="P56">Paul van Haastrecht</text:p>
      <text:p text:style-name="P56">paulvha@hotmail.com</text:p>
      <text:p text:style-name="P3"/>
      <text:p text:style-name="P3"/>
      <text:p text:style-name="P23"><text:span text:style-name="T46">Version 1.0 / </text:span>February 2020</text:p>
      <text:p text:style-name="P59">initial version</text:p>
      <text:p text:style-name="P59"/>
      <text:p text:style-name="P22">Version 1.1 / March 2020</text:p>
      <text:p text:style-name="P58"><text:s/>* Minor Updates</text:p>
      <text:p text:style-name="P58"/>
      <text:p text:style-name="P21">Version <text:span text:style-name="T3">2.0</text:span> / March 2020</text:p>
      <text:p text:style-name="P5"><text:s text:c="2"/>* added major/minor version number request/response</text:p>
      <text:p text:style-name="P5"><text:s text:c="2"/>* update to sent float number for temperature values and battery level</text:p>
      <text:p text:style-name="P5"/>
      <text:p text:style-name="P24">Version 3.0 / October 2020</text:p>
      <text:p text:style-name="P87"><text:s/>* adjusted to work with updated Amdtp_server on Arduino</text:p>
      <text:p text:style-name="P87"/>
      <text:p text:style-name="P88">Version 3.<text:span text:style-name="T47">1</text:span> / <text:span text:style-name="T47">December</text:span> 2020</text:p>
      <text:p text:style-name="P89"><text:s/>* update to work with Bluez 5.55 (does not work with Bluez 5.52)</text:p>
      <text:p text:style-name="P89"><text:s/>* improvements for stability</text:p>
      <text:h text:style-name="P75" text:outline-level="1"><text:bookmark-start text:name="__RefHeading___Toc432_4261894373"/><text:span text:style-name="T19">2. </text:span>Hardware<text:bookmark-end text:name="__RefHeading___Toc432_4261894373"/></text:h>
      <text:p text:style-name="P7"/>
      <text:h text:style-name="P77" text:outline-level="2"><text:bookmark-start text:name="__RefHeading___Toc434_4261894373"/><text:span text:style-name="T19">2.1 </text:span>Server board<text:bookmark-end text:name="__RefHeading___Toc434_4261894373"/></text:h>
      <text:p text:style-name="P7"/>
      <text:p text:style-name="P63">THIS DOCUMENT ONLY HANDLES THE CLIENT SIDE. </text:p>
      <text:p text:style-name="P59"><text:span text:style-name="T41">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59"/>
      <text:h text:style-name="P77" text:outline-level="2"><text:bookmark-start text:name="__RefHeading___Toc436_4261894373"/><text:span text:style-name="T19">2.2 </text:span>Client hardware<text:bookmark-end text:name="__RefHeading___Toc436_4261894373"/></text:h>
      <text:p text:style-name="P7"/>
      <text:p text:style-name="P7">Either <text:span text:style-name="T19">use a Raspberry PI or a PC running Ubuntu. Starting Raspberry PI 3 is contains Bluetooth BLE on the board. For an Ubuntu PC you might need to obtain a separate Bluetooth dongle.</text:span></text:p>
      <text:h text:style-name="P74" text:outline-level="1"><text:bookmark-start text:name="__RefHeading___Toc438_4261894373"/>3. Software installation<text:bookmark-end text:name="__RefHeading___Toc438_4261894373"/></text:h>
      <text:h text:style-name="P77" text:outline-level="2"><text:bookmark-start text:name="__RefHeading___Toc440_4261894373"/>3.1 Server software<text:bookmark-end text:name="__RefHeading___Toc440_4261894373"/></text:h>
      <text:p text:style-name="P63">THIS DOCUMENT ONLY HANDLES THE CLIENT SIDE. </text:p>
      <text:p text:style-name="P59"><text:span text:style-name="T42">THE SERVER AND ALSO AN APPOLO3 CLIENT IS AVAILABLE ON</text:span><text:span text:style-name="T3"> <text:s/></text:span><text:a xlink:type="simple" xlink:href="https://github.com/paulvha/apollo3/tree/master/ble_amdtp_arduino" text:style-name="Internet_20_link" text:visited-style-name="Visited_20_Internet_20_Link"><text:span text:style-name="T3">https://github.com/paulvha/apollo3/tree/master/ble_amdtp_arduino</text:span></text:a></text:p>
      <text:p text:style-name="P11"/>
      <text:p text:style-name="P12"/>
      <text:p text:style-name="P66"/>
      <text:h text:style-name="P77" text:outline-level="2"><text:bookmark-start text:name="__RefHeading___Toc446_4261894373"/>3.2 Client software<text:bookmark-end text:name="__RefHeading___Toc446_4261894373"/></text:h>
      <text:p text:style-name="P25"/>
      <text:h text:style-name="P80" text:outline-level="3"><text:bookmark-start text:name="__RefHeading___Toc448_4261894373"/>3.2.1 B<text:span text:style-name="T21">luez</text:span> <text:span text:style-name="T32">Bluetooth stack</text:span> <text:bookmark-end text:name="__RefHeading___Toc448_4261894373"/></text:h>
      <text:p text:style-name="P14"/>
      <text:p text:style-name="P14">1. In the latest version of bluez (check on http://www.bluez.org/) :</text:p>
      <text:p text:style-name="P25"/>
      <text:p text:style-name="P2"><text:span text:style-name="T35">wget </text:span><text:a xlink:type="simple" xlink:href="https://www.kernel.org/pub/linux/bluetooth/bluez-5.18.tar.xz" text:style-name="Internet_20_link" text:visited-style-name="Visited_20_Internet_20_Link"><text:span text:style-name="T35">https://www.kernel.org/pub/linux/bluetooth/bluez-5.5</text:span></text:a><text:a xlink:type="simple" xlink:href="https://www.kernel.org/pub/linux/bluetooth/bluez-5.18.tar.xz" text:style-name="Internet_20_link" text:visited-style-name="Visited_20_Internet_20_Link"><text:span text:style-name="T36">5</text:span></text:a><text:a xlink:type="simple" xlink:href="https://www.kernel.org/pub/linux/bluetooth/bluez-5.18.tar.xz" text:style-name="Internet_20_link" text:visited-style-name="Visited_20_Internet_20_Link"><text:span text:style-name="T35">.tar.xz</text:span></text:a></text:p>
      <text:p text:style-name="P25"/>
      <text:p text:style-name="P14">2. Extract the source in a directory :</text:p>
      <text:p text:style-name="P25"/>
      <text:p text:style-name="P25">tar xvf bluez-5.<text:span text:style-name="T32">5</text:span><text:span text:style-name="T47">5</text:span>.tar.xz<text:tab/><text:tab/><text:span text:style-name="T32">(where 5.5</text:span><text:span text:style-name="T47">5</text:span><text:span text:style-name="T32"> is the version)</text:span></text:p>
      <text:p text:style-name="P25"/>
      <text:p text:style-name="P14">3. Make sure you have the supporting packages :</text:p>
      <text:p text:style-name="P25"/>
      <text:p text:style-name="P25">sudo apt-get install libglib2.0-dev libdbus-1-dev libusb-dev libudev-dev libical-dev systemd libreadline-dev</text:p>
      <text:p text:style-name="P25"/>
      <text:p text:style-name="P14">4. enter the bluez-directory and type</text:p>
      <text:p text:style-name="P25"/>
      <text:p text:style-name="P25">.configure –enable-library</text:p>
      <text:p text:style-name="P25"/>
      <text:p text:style-name="P14">5. now build the blu<text:span text:style-name="T32">e</text:span>z stack</text:p>
      <text:p text:style-name="P25"/>
      <text:p text:style-name="P25">make -j8 &amp;&amp; sudo make install</text:p>
      <text:p text:style-name="P25"/>
      <text:p text:style-name="P25">Good support material for Bluez installation</text:p>
      <text:p text:style-name="P25"/>
      <text:p text:style-name="P2"><text:a xlink:type="simple" xlink:href="https://www.jaredwolff.com/get-started-with-bluetooth-low-energy/" text:style-name="Internet_20_link" text:visited-style-name="Visited_20_Internet_20_Link"><text:span text:style-name="T35">https://www.jaredwolff.com/get-started-with-bluetooth-low-energy/</text:span></text:a><text:span text:style-name="T35">#!</text:span></text:p>
      <text:p text:style-name="P25"/>
      <text:p text:style-name="P25">For Raspberry Pi there are extended instructions, but the one above should do</text:p>
      <text:p text:style-name="P2"><text:a xlink:type="simple" xlink:href="https://learn.adafruit.com/install-bluez-on-the-raspberry-pi/installation" text:style-name="Internet_20_link" text:visited-style-name="Visited_20_Internet_20_Link"><text:span text:style-name="T35">https://learn.adafruit.com/install-bluez-on-the-raspberry-pi/installation</text:span></text:a></text:p>
      <text:p text:style-name="P25"/>
      <text:h text:style-name="P80" text:outline-level="3"><text:bookmark-start text:name="__RefHeading___Toc450_4261894373"/>3.2.2 <text:span text:style-name="T21">Client </text:span>Solution<text:bookmark-end text:name="__RefHeading___Toc450_4261894373"/></text:h>
      <text:p text:style-name="P10"/>
      <text:p text:style-name="P10">cd bluez-5.5<text:span text:style-name="T47">5</text:span> </text:p>
      <text:p text:style-name="P10"/>
      <text:p text:style-name="P10">copy the 'amdtc'-directory as a complete directory + sub directory in this bluez directory</text:p>
      <text:p text:style-name="P10"/>
      <text:p text:style-name="P10">cd amdtc</text:p>
      <text:p text:style-name="P10"/>
      <text:p text:style-name="P10"><text:span text:style-name="T39">(</text:span>optional ?<text:span text:style-name="T39">)</text:span> update permissions : chmod +x make_amdtc</text:p>
      <text:p text:style-name="P10"/>
      <text:p text:style-name="P10">compile : ./make_amdtc</text:p>
      <text:p text:style-name="P10"/>
      <text:p text:style-name="P25"/>
      <text:h text:style-name="P76" text:outline-level="1"><text:bookmark-start text:name="__RefHeading___Toc452_4261894373"/><text:span text:style-name="T21">4. </text:span>Software <text:span text:style-name="T21">overview</text:span><text:bookmark-end text:name="__RefHeading___Toc452_4261894373"/></text:h>
      <text:p text:style-name="P8"/>
      <text:h text:style-name="P78" text:outline-level="2"><text:bookmark-start text:name="__RefHeading___Toc454_4261894373"/><text:span text:style-name="T21">4</text:span>.<text:span text:style-name="T20">1</text:span> Server Software<text:bookmark-end text:name="__RefHeading___Toc454_4261894373"/></text:h>
      <text:p text:style-name="P26"/>
      <text:p text:style-name="P63">THIS DOCUMENT ONLY HANDLES THE CLIENT SIDE. </text:p>
      <text:p text:style-name="P59"><text:span text:style-name="T41">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29"><text:s/></text:p>
      <text:h text:style-name="Heading_20_2" text:outline-level="2"><text:bookmark-start text:name="__RefHeading___Toc3354_1407938637"/><text:span text:style-name="T26">4</text:span>.<text:span text:style-name="T20">2</text:span> Client Software<text:bookmark-end text:name="__RefHeading___Toc3354_1407938637"/></text:h>
      <text:p text:style-name="P9">The Bluetooth stack is from Bluez (version 5.5<text:span text:style-name="T47">5</text:span>) and the starting point is the solution is based on the source of gatttool, which is part of the package. The user interface is build from scratch. </text:p>
      <text:p text:style-name="P9"/>
      <text:h text:style-name="P80" text:outline-level="3"><text:bookmark-start text:name="__RefHeading___Toc462_4261894373"/>4.2.1 <text:span text:style-name="T31">H</text:span>igh level overview<text:bookmark-end text:name="__RefHeading___Toc462_4261894373"/></text:h>
      <text:p text:style-name="P30"/>
      <text:p text:style-name="P30">Most of the commands can be provided from the command line and if no specific action is <text:span text:style-name="T33">requested</text:span>, with the ‘-I’ option you can work interactive and provide the commands from a m<text:span text:style-name="T33">e</text:span>nu. </text:p>
      <text:p text:style-name="P30">After connecting to the server, first ALL the primary UUID’s are extracted. Once connected the server will not adverti<text:span text:style-name="T33">s</text:span>e those anymore, so we store them in case we want to use them later. In this program we will only use the admtp service. Once we receive the requested handles of this service we will validate this against the known information and if match we assume we are connected to a known service.</text:p>
      <text:p text:style-name="P31"/>
      <text:p text:style-name="P30">We sent an “hello” message to the server and expect an answer. That way we known the server software is loaded <text:span text:style-name="T33">with the right sketch</text:span>. After that <text:span text:style-name="T33">first</text:span> the command line requests, if any, are executed. If interactive (-I) was (also) asked on the command line it is executed as the last option. <text:span text:style-name="T23">Once all the commands are executed and, in case of interactive, the ‘quit’ option was selected the program will terminate. If the execution happened without an error the exit code will be <text:s/>EXIT_SUCCESS else </text:span>EXIT_FAILURE.</text:p>
      <text:p text:style-name="P30"/>
      <text:h text:style-name="P81" text:outline-level="3"/>
      <text:h text:style-name="P83" text:outline-level="3"><text:bookmark-start text:name="__RefHeading___Toc464_4261894373"/>4.2.2 command line option<text:span text:style-name="T26">s</text:span><text:bookmark-end text:name="__RefHeading___Toc464_4261894373"/></text:h>
      <text:p text:style-name="P32"/>
      <text:p text:style-name="P32">Application Options:</text:p>
      <text:p text:style-name="P33"><text:s text:c="2"/>-i, --adapter=hciX <text:s text:c="22"/><text:tab/><text:tab/>Specify local adapter interface</text:p>
      <text:p text:style-name="P33"><text:s text:c="2"/>-b, --device=MAC <text:s text:c="26"/><text:tab/><text:tab/>Specify remote Bluetooth address</text:p>
      <text:p text:style-name="P33"><text:s text:c="2"/>-t, --addr-type=[public | random] <text:s/><text:tab/><text:tab/>Set LE address type. Default: public</text:p>
      <text:p text:style-name="P33"><text:s text:c="2"/>-m, --mtu=MTU <text:s text:c="26"/><text:tab/><text:tab/>Specify the MTU size</text:p>
      <text:p text:style-name="P33"><text:s text:c="2"/>-p, --psm=PSM <text:s text:c="28"/><text:tab/><text:tab/>Specify the PSM for GATT/ATT over BR/EDR</text:p>
      <text:p text:style-name="P33"><text:s text:c="2"/>-l, --sec-level=[low | medium | high] <text:s text:c="4"/><text:tab/>Set security level. Default: low</text:p>
      <text:p text:style-name="P33"><text:s text:c="2"/>-I, --interactive <text:s text:c="24"/><text:tab/><text:tab/>Use interactive mode</text:p>
      <text:p text:style-name="P33"><text:s text:c="2"/>-q, --quiet <text:s text:c="51"/>ONLY display result</text:p>
      <text:p text:style-name="P33"><text:s text:c="2"/>-v, --verbose <text:s text:c="28"/><text:tab/><text:tab/>Set verbose 0 = off, 1 = data only, 2 = all</text:p>
      <text:p text:style-name="P32"/>
      <text:p text:style-name="P32">The ONLY mand<text:span text:style-name="T37">a</text:span>tory command is the <text:s/>‘-b’ to provide the Bluetooth address of the server. <text:s/></text:p>
      <text:p text:style-name="P32"/>
      <text:p text:style-name="P32">In <text:span text:style-name="T1">interactive</text:span> mode a menu is displayed as <text:s/>chapter 5.<text:span text:style-name="T33">2</text:span>. </text:p>
      <text:p text:style-name="P32"/>
      <text:p text:style-name="P57"><text:span text:style-name="T1">Quiet</text:span> will result in only the result numbers will be displayed, no sentence, just the value.</text:p>
      <text:p text:style-name="P57">Can NOT be combined with verbose.</text:p>
      <text:p text:style-name="P57"/>
      <text:p text:style-name="P32"><text:span text:style-name="T1">Verbose</text:span> can be used to diagnose issues. By default it is ZERO and thus not providing any debug information. If set to ONE (1) it will show data received and sent only, while setting to TWO (2) it will also show the routines that are called and additional info.</text:p>
      <text:p text:style-name="P32"/>
      <text:p text:style-name="P19">commands</text:p>
      <text:p text:style-name="P32"><text:s text:c="2"/>--tempC <text:s text:c="34"/><text:tab/>Read temperature in Celsius</text:p>
      <text:p text:style-name="P32"><text:s text:c="2"/>--tempF <text:s text:c="34"/><text:tab/>Read temperature in Fahrenheit</text:p>
      <text:p text:style-name="P32"><text:s text:c="2"/>--battery <text:s text:c="32"/><text:tab/>Read Battery percentage</text:p>
      <text:p text:style-name="P32"><text:s text:c="2"/>--battery with load <text:s text:c="22"/><text:tab/>Read Battery percentage with load resistor</text:p>
      <text:p text:style-name="P32"><text:s text:c="2"/>--turnOn <text:s text:c="33"/><text:tab/>Turn LED on</text:p>
      <text:p text:style-name="P32"><text:s text:c="2"/>--turnOff <text:s text:c="32"/><text:tab/>Turn LED off</text:p>
      <text:p text:style-name="P32"><text:s text:c="2"/>--bme280 <text:s text:c="33"/><text:tab/>read BME280</text:p>
      <text:p text:style-name="P32"><text:s text:c="2"/>-A, --adc <text:s text:c="32"/><text:tab/>read adc channel</text:p>
      <text:p text:style-name="P32"><text:s text:c="2"/>-R, --read <text:s text:c="31"/><text:tab/>read digital pin</text:p>
      <text:p text:style-name="P32"><text:s text:c="2"/>-H, --high <text:s text:c="31"/><text:tab/>set digital pin high</text:p>
      <text:p text:style-name="P32"><text:s text:c="2"/>-L, --low <text:s text:c="32"/><text:tab/>set digital pin low</text:p>
      <text:p text:style-name="P32"/>
      <text:p text:style-name="P34">These are the command that can be exchanged with the server from the command line. Multiple commands can be included, where the command in A, R, H, L will need to have the ADC or digital pin added ( e.g. -A 29 will read ADC pin 29).</text:p>
      <text:p text:style-name="P34"/>
      <text:p text:style-name="P34">These commands can be used together with the interactive (-I) option. In that case first the command line commands will be executed before showing the interactive menu.</text:p>
      <text:p text:style-name="P34">For explanation of the commands see chapter 5.2</text:p>
      <text:p text:style-name="P34"/>
      <text:p text:style-name="P34">By starting the application with the ‘--help-all’ option all the options are displayed.</text:p>
      <text:p text:style-name="P34"/>
      <text:p text:style-name="P34"/>
      <text:h text:style-name="P75" text:outline-level="1"><text:bookmark-start text:name="__RefHeading___Toc466_4261894373"/>5. Client usage<text:bookmark-end text:name="__RefHeading___Toc466_4261894373"/></text:h>
      <text:h text:style-name="P77" text:outline-level="2"><text:bookmark-start text:name="__RefHeading___Toc468_4261894373"/>5.1. Obtaining the right Bluetooth address<text:bookmark-end text:name="__RefHeading___Toc468_4261894373"/></text:h>
      <text:p text:style-name="P38">Each Bluetooth device has a unique Bluetooth address. To obtain that Bluetooth address there are several options</text:p>
      <text:p text:style-name="P38"/>
      <text:p text:style-name="P39">On the <text:span text:style-name="T29">smartphone </text:span>(must support BLE Bluetooth) <text:span text:style-name="T25">i</text:span>nstall the ‘nRF Connect’ app <text:span text:style-name="T25">and select scanner. Look for: Artemis AMDTP BLE (unless you changed the name, see chapter 4.1.3)</text:span></text:p>
      <text:p text:style-name="P38"/>
      <text:p text:style-name="P27">On the <text:span text:style-name="T27">R</text:span>aspberry Pi / Ubuntu <text:span text:style-name="T26">use the command that is part of the Bluez stack : </text:span><text:span text:style-name="T12">sudo </text:span><text:span text:style-name="T11">hcitool lescan</text:span></text:p>
      <text:p text:style-name="P35"/>
      <text:p text:style-name="P28">Output looks like :</text:p>
      <text:p text:style-name="P67">LE Scan ...</text:p>
      <text:p text:style-name="P67">65:39:02:5A:3E:23 (unknown)</text:p>
      <text:p text:style-name="P67">66:77:88:23:BB:EF (unknown)</text:p>
      <text:p text:style-name="P67">66:77:88:23:BB:EF Artemis AMDTP BLE</text:p>
      <text:p text:style-name="P35"/>
      <text:p text:style-name="P40">While <text:span text:style-name="T38">you are </text:span>in the amdtc directory :</text:p>
      <text:p text:style-name="P36"/>
      <text:p text:style-name="P37"><text:span text:style-name="T26">To run the application interactive : <text:tab/><text:tab/> <text:s text:c="2"/>.</text:span>/amdtc <text:s/>-b 66:77:88:23:BB:EF <text:s/>-I </text:p>
      <text:p text:style-name="P28">To read the ADC channel 29: <text:s text:c="8"/><text:tab/><text:tab/> <text:s text:c="3"/><text:span text:style-name="T24">./amdtc <text:s/>-b 66:77:88:23:BB:EF -A 29</text:span></text:p>
      <text:p text:style-name="P40">T<text:span text:style-name="T27">o</text:span> first read ADC and then show interactive : <text:span text:style-name="T26"><text:s/>./amdtc <text:s/>-b 66:77:88:23:BB:EF -A 29 -</text:span>I</text:p>
      <text:p text:style-name="P37"/>
      <text:p text:style-name="P41">You can add as many options as you like…</text:p>
      <text:h text:style-name="P77" text:outline-level="2"><text:bookmark-start text:name="__RefHeading___Toc470_4261894373"/>5.2 Interactive menu<text:bookmark-end text:name="__RefHeading___Toc470_4261894373"/></text:h>
      <text:p text:style-name="P41">When selecting interactive (-I) on the command line the following menu is displayed:</text:p>
      <text:p text:style-name="P41"/>
      <text:p text:style-name="P41">Make your selection :</text:p>
      <text:p text:style-name="P41">0<text:tab/><text:span text:style-name="T28">Q</text:span>uit</text:p>
      <text:p text:style-name="P41">1<text:tab/>Start receiving test data</text:p>
      <text:p text:style-name="P41">2<text:tab/>Stop receiving test data</text:p>
      <text:p text:style-name="P41">3<text:tab/>Read internal temperature in Celsius</text:p>
      <text:p text:style-name="P41">4<text:tab/>Read internal temperature in Fahrenheit</text:p>
      <text:p text:style-name="P41">5<text:tab/>Battery level in percentage</text:p>
      <text:p text:style-name="P41">6<text:tab/>Battery level in percentage with load resistor</text:p>
      <text:p text:style-name="P41">7<text:tab/>Turn LED on</text:p>
      <text:p text:style-name="P41">8<text:tab/>Turn LED off</text:p>
      <text:p text:style-name="P41">9<text:tab/>Read BME280 (if connected)</text:p>
      <text:p text:style-name="P41">10<text:tab/>Read ADC channel</text:p>
      <text:p text:style-name="P41">11<text:tab/>Read a digital pin</text:p>
      <text:p text:style-name="P41">12<text:tab/>Set a pin HIGH</text:p>
      <text:p text:style-name="P41">13<text:tab/>Set a pin LOW</text:p>
      <text:p text:style-name="P41">14<text:tab/>Perform simple chat</text:p>
      <text:p text:style-name="P59">30<text:tab/>Request server version number</text:p>
      <text:p text:style-name="P41"/>
      <text:p text:style-name="P41">Provide your choice :</text:p>
      <text:p text:style-name="P64"><text:span text:style-name="T28">Q</text:span>uit</text:p>
      <text:p text:style-name="P41">Entering a 0 &lt;enter&gt; will close the program</text:p>
      <text:p text:style-name="P41"/>
      <text:p text:style-name="P13">Start receiving test data</text:p>
      <text:p text:style-name="P41">Entering 1&lt;enter&gt; the server will sent “test #” every second or so. The # will increment with each received message. <text:span text:style-name="T34">Can NOT be selected as command line option !</text:span></text:p>
      <text:p text:style-name="P41"/>
      <text:p text:style-name="P15">Stop receiving test data</text:p>
      <text:p text:style-name="P41">Entering a 2 (NO ENTER) will instruct the server to stop sending test data. The menu will reappear.</text:p>
      <text:p text:style-name="P41"/>
      <text:p text:style-name="P16">Read internal temperature in Celsius / Fahrenheit</text:p>
      <text:p text:style-name="P41">The Apollo3 processor has an internal temperature measurement, no additional hardware needed. This option will display in Celsius <text:span text:style-name="T29">or Fahrenheit </text:span>that internal temperature and the menu will reappear.</text:p>
      <text:p text:style-name="P41"/>
      <text:p text:style-name="P15">Battery level in percentage</text:p>
      <text:p text:style-name="P41">The Apollo3 processor has an internal ADC sensor for the battery level, no additional hardware needed. This opt<text:span text:style-name="T34">i</text:span>on will display the percentage of measured value / 3.3V (which is the expected voltage). Too high or TOO low can cause issues. The menu will reappear.</text:p>
      <text:p text:style-name="P41"/>
      <text:p text:style-name="P15">Battery level in percentage with load resistor</text:p>
      <text:p text:style-name="P41">The Apollo3 processor has an internal ADC sensor for the battery level AND an internal load resistor ( ~500 ohm), no additional hardware needed. This opt<text:span text:style-name="T34">i</text:span>on will display the percentage of measured value / 3.3V (which is the expected voltage). By first setting the resistor and then measure the percentage you get an impression about the quality of the supply <text:span text:style-name="T34">under load</text:span>. After measurement the resistor is removed. Much lower value tha<text:span text:style-name="T34">n</text:span> measure without load resistor can indicate weak power supply. The menu will reappear.</text:p>
      <text:p text:style-name="P41"/>
      <text:p text:style-name="P15">Turn LED on</text:p>
      <text:p text:style-name="P41">will turn ON the on-board led on the server. The menu will reappear.</text:p>
      <text:p text:style-name="P41"/>
      <text:p text:style-name="P15">Turn LED off</text:p>
      <text:p text:style-name="P41">will turn OFF the on-board led on the server. The menu will reappear.</text:p>
      <text:p text:style-name="P41"/>
      <text:p text:style-name="P15">Read BME280 (if connected)</text:p>
      <text:p text:style-name="P42">Optionally a BME280 can be connected to the server. This must be enabled in the sketch, <text:span text:style-name="T28">see chapter 4.1.3 as well info in top of sketch. If enabled this will show the BME280 result. </text:span>The menu will reappear.</text:p>
      <text:p text:style-name="P41"/>
      <text:p text:style-name="P17">Read ADC channel</text:p>
      <text:p text:style-name="P43">After selecting this option you need to provide a valid ADC channel of the Apollo3 to be read. The results will be between 0 and 1023 <text:span text:style-name="T34">and in volt. The menu will reappear.</text:span></text:p>
      <text:p text:style-name="P43"/>
      <text:p text:style-name="P17">Read a digital pin</text:p>
      <text:p text:style-name="P43">After selecting this option you need to provide a valid digital pin of the Apollo3 to be read. The result will be HIGH or LOW. <text:span text:style-name="T27">The menu will reappear.</text:span></text:p>
      <text:p text:style-name="P43"/>
      <text:p text:style-name="P16">Set a pin HIGH <text:span text:style-name="T29">or LOW</text:span></text:p>
      <text:p text:style-name="P44">After selecting this option you need to provide a valid digital pin of the Apollo3 to be <text:span text:style-name="T29">set</text:span>. <text:span text:style-name="T27">The menu will reappear.</text:span></text:p>
      <text:p text:style-name="P65">Perform simple chat</text:p>
      <text:p text:style-name="P45">This will allow to sent a line of text (max 45 characters) taken from the keyboard from the client to the server. It will wait for the server to respond, but not endless. <text:span text:style-name="T30">The message</text:span> will be displayed on the server and what is typed on the server is displayed at the client. If the server or the client is sending BYE, the connection will close and the menu will re-appear. <text:span text:style-name="T34">Can NOT be selected as command line option.</text:span></text:p>
      <text:p text:style-name="P45"><text:s/></text:p>
      <text:p text:style-name="P20">30. Request Server version number</text:p>
      <text:p text:style-name="P61">Will request and display the server and client version number. The consists of a MAJOR and MINOR number (e.g. 2.<text:span text:style-name="T45">0</text:span>). The MAJOR number should stay in sync with the client MAJOR number as this will change whenever new features <text:span text:style-name="T43">OR</text:span> changes are applied that impact both <text:span text:style-name="T44">s</text:span>erver and client. The Minor number is bug-fixing, display changes or calculation changes that impact only the server or the client.</text:p>
      <text:h text:style-name="P75" text:outline-level="1"><text:bookmark-start text:name="__RefHeading___Toc472_4261894373"/><text:span text:style-name="T22">Appendix A : </text:span>Adding a<text:span text:style-name="T7">n</text:span> option<text:bookmark-end text:name="__RefHeading___Toc472_4261894373"/></text:h>
      <text:p text:style-name="P46"/>
      <text:p text:style-name="P46">This describes the different steps to take to add a<text:span text:style-name="T7">n</text:span> option <text:span text:style-name="T7">between client and server</text:span></text:p>
      <text:p text:style-name="P46"/>
      <text:h text:style-name="P77" text:outline-level="2"><text:bookmark-start text:name="__RefHeading___Toc474_4261894373"/><text:span text:style-name="T7">1 </text:span>client <text:span text:style-name="T15">side </text:span>changes<text:bookmark-end text:name="__RefHeading___Toc474_4261894373"/></text:h>
      <text:h text:style-name="P77" text:outline-level="2"><text:bookmark-start text:name="__RefHeading___Toc476_4261894373"/>1.<text:span text:style-name="T7">1</text:span> amdtcUI.h<text:bookmark-end text:name="__RefHeading___Toc476_4261894373"/></text:h>
      <text:p text:style-name="P46">Add to the structure “ eAmdtpPktcmd_t” the command to sent, As example we use AMD_CMD_XXX and add this after ‘AMDTP_AMDTP_CMD_PIN_LOW_PIN’</text:p>
      <text:p text:style-name="P46"/>
      <text:h text:style-name="P77" text:outline-level="2"><text:bookmark-start text:name="__RefHeading___Toc478_4261894373"/><text:span text:style-name="T7">1.</text:span>2 amdtcUI.<text:span text:style-name="T34">c</text:span><text:bookmark-end text:name="__RefHeading___Toc478_4261894373"/></text:h>
      <text:h text:style-name="P80" text:outline-level="3"><text:bookmark-start text:name="__RefHeading___Toc480_4261894373"/><text:span text:style-name="T7">1.2.1</text:span> Top of <text:span text:style-name="T8">program</text:span> <text:bookmark-end text:name="__RefHeading___Toc480_4261894373"/></text:h>
      <text:p text:style-name="P47">Add the boolean for the option <text:span text:style-name="T8">next </text:span>to the others, around line 73:</text:p>
      <text:p text:style-name="P47"><text:tab/>extern gboolean opt_xxx;</text:p>
      <text:p text:style-name="P47"/>
      <text:p text:style-name="P49"><text:span text:style-name="T16">NOTE : </text:span>You can define the variable without “extern” if it is only used in Interactive, it that case <text:span text:style-name="T34">define as 1.3.1 but now in amdtcUI.c</text:span></text:p>
      <text:p text:style-name="P49"/>
      <text:h text:style-name="P80" text:outline-level="3"><text:bookmark-start text:name="__RefHeading___Toc482_4261894373"/><text:span text:style-name="T7">1.2.</text:span>2 MainLoop<text:span text:style-name="T4">()</text:span><text:bookmark-end text:name="__RefHeading___Toc482_4261894373"/></text:h>
      <text:p text:style-name="P46">Add to the ‘switch (buf[0])’ the option to display the result<text:span text:style-name="T34">s received from the server</text:span>. This can be anywhere <text:span text:style-name="T6">in the test </text:span>and the format is: </text:p>
      <text:p text:style-name="P46"/>
      <text:p text:style-name="P46"><text:s text:c="8"/>case AMD_CMD_XXX:</text:p>
      <text:p text:style-name="P46"><text:tab/>if (g_debug &gt;0) g_print("\nexecute command XXX\n");</text:p>
      <text:p text:style-name="P46"/>
      <text:p text:style-name="P46"><text:s text:c="12"/>g_print("OPTIONAL DISPLAY RESULTS”);</text:p>
      <text:p text:style-name="P46"><text:s text:c="12"/>break;</text:p>
      <text:p text:style-name="P46"/>
      <text:p text:style-name="P46"/>
      <text:p text:style-name="P3">NOTE1 : if the first print is the ONLY conformation, one should leave out the ‘if g_debug’ to better understand what is happening interactive</text:p>
      <text:p text:style-name="P3"/>
      <text:p text:style-name="P3">NOTE2:</text:p>
      <text:p text:style-name="P46"><text:span text:style-name="T6">After an option is selected in interactive, it might be necessary to add extra information. </text:span>In case <text:span text:style-name="T6">a </text:span>command needs additional values <text:span text:style-name="T5">to be sent</text:span>, follow the structure and add to the place where it states: if (GetValue == AMDTP_CMD_ADC).</text:p>
      <text:p text:style-name="P46"/>
      <text:h text:style-name="P80" text:outline-level="3"><text:bookmark-start text:name="__RefHeading___Toc484_4261894373"/><text:span text:style-name="T7">1.2.3</text:span> display_menu()<text:bookmark-end text:name="__RefHeading___Toc484_4261894373"/></text:h>
      <text:p text:style-name="P46">Add at the <text:span text:style-name="T17">current </text:span>end of display_menu the information to display before making a selection</text:p>
      <text:p text:style-name="P46"><text:tab/>g_print("%d\tPerform Command XXX\n",sel++);</text:p>
      <text:p text:style-name="P46"/>
      <text:h text:style-name="P80" text:outline-level="3"><text:bookmark-start text:name="__RefHeading___Toc486_4261894373"/><text:soft-page-break/><text:span text:style-name="T7">1.2.4 </text:span>read_interactive()<text:bookmark-end text:name="__RefHeading___Toc486_4261894373"/></text:h>
      <text:p text:style-name="P47">Add at the end a selection for the option with the format</text:p>
      <text:p text:style-name="P47"/>
      <text:p text:style-name="P47"><text:s text:c="12"/>case YY: // perform command XXX</text:p>
      <text:p text:style-name="P47"><text:s text:c="16"/>opt_xxx = TRUE;</text:p>
      <text:p text:style-name="P47"><text:s text:c="16"/>break;</text:p>
      <text:p text:style-name="P47"/>
      <text:p text:style-name="P47">The number to check (YY) must be equal to the number that is displayed with display_menu().</text:p>
      <text:p text:style-name="P47"/>
      <text:h text:style-name="P80" text:outline-level="3"><text:bookmark-start text:name="__RefHeading___Toc488_4261894373"/>1.2.5 DetermineValue()<text:bookmark-end text:name="__RefHeading___Toc488_4261894373"/></text:h>
      <text:p text:style-name="P68">Add to the if-statement a check on the opt_xxx is true, then set the <text:span text:style-name="T14">GetV</text:span>alue with the format</text:p>
      <text:p text:style-name="P68"><text:s text:c="4"/>else if (opt_<text:span text:style-name="T14">xxx</text:span>) {</text:p>
      <text:p text:style-name="P68"><text:s text:c="8"/>if (get) opt_<text:span text:style-name="T14">xx</text:span> = FALSE;</text:p>
      <text:p text:style-name="P68"><text:s text:c="8"/>GetValue = AMDTP_CMD_<text:span text:style-name="T14">XXX</text:span>;</text:p>
      <text:p text:style-name="P69"><text:s text:c="4"/>}</text:p>
      <text:h text:style-name="P77" text:outline-level="2"><text:bookmark-start text:name="__RefHeading___Toc490_4261894373"/>1.3 amdtc.c<text:bookmark-end text:name="__RefHeading___Toc490_4261894373"/></text:h>
      <text:h text:style-name="P82" text:outline-level="3"><text:bookmark-start text:name="__RefHeading___Toc492_4261894373"/><text:span text:style-name="T7">1.3.1</text:span> Top of <text:span text:style-name="T8">program</text:span> <text:bookmark-end text:name="__RefHeading___Toc492_4261894373"/></text:h>
      <text:p text:style-name="P48"/>
      <text:p text:style-name="P48">Add the boolean for the option <text:span text:style-name="T8">next </text:span>to the others, around line 73.</text:p>
      <text:p text:style-name="P48"><text:tab/>gboolean opt_xxx <text:span text:style-name="T8">= FALSE</text:span>;</text:p>
      <text:p text:style-name="P48"/>
      <text:p text:style-name="P50">see NOTE at 1.2.1. !!!</text:p>
      <text:p text:style-name="P50"/>
      <text:h text:style-name="P80" text:outline-level="3"><text:bookmark-start text:name="__RefHeading___Toc494_4261894373"/>1.3.2 command line option <text:bookmark-end text:name="__RefHeading___Toc494_4261894373"/></text:h>
      <text:p text:style-name="P51"><text:span text:style-name="T13">It is optional, but i</text:span>f you want to add <text:span text:style-name="T13">performing command XXX</text:span> to the command line options, add to ‘<text:span text:style-name="T10">static GOptionEntry cmd_options[]</text:span>’ the option. The format is as:</text:p>
      <text:p text:style-name="P51"/>
      <text:p text:style-name="P51"><text:s text:c="4"/>{ "turnOff", 0, 0, G_OPTION_ARG_NONE, &amp;opt_TurnOff,</text:p>
      <text:p text:style-name="P51"><text:s text:c="8"/>"Turn LED off", NULL },</text:p>
      <text:p text:style-name="P51"/>
      <text:p text:style-name="P51">In case you want to provide a value to the option, look format<text:span text:style-name="T13"> in </text:span>the example :</text:p>
      <text:p text:style-name="P51"><text:s text:c="5"/>{ "adc", 'A', 0, G_OPTION_ARG_INT, &amp;opt_adc_ch,</text:p>
      <text:p text:style-name="P51"><text:s text:c="8"/>"read adc channel", NULL },</text:p>
      <text:p text:style-name="P51"/>
      <text:p text:style-name="P51">This will allow to add on the command line ‘- -adc #’ or ‘-A #’. The value will be saved in <text:s/>‘<text:span text:style-name="T9">opt_adc_ch’</text:span>, which was defined in in the top as ‘<text:span text:style-name="T9">int opt_adc_ch = 0;</text:span>’ and repeated in the top of <text:s text:c="2"/>amdtcUI.c as : <text:span text:style-name="T9">extern int opt_adc_ch;</text:span></text:p>
      <text:p text:style-name="P52">Also note the special check in main(), around line 666, to validate and enable the boolean.</text:p>
      <text:h text:style-name="P79" text:outline-level="2"><text:bookmark-start text:name="__RefHeading___Toc496_4261894373"/><text:span text:style-name="T7">2. </text:span>Server side changes<text:bookmark-end text:name="__RefHeading___Toc496_4261894373"/></text:h>
      <text:p text:style-name="P53"/>
      <text:p text:style-name="P62"><text:span text:style-name="T42">THIS DOCUMENT ONLY HANDLES THE CLIENT SIDE. THE SERVER AND ALSO AN APPOLO3 CLIENT IS AVAILABLE ON</text:span><text:span text:style-name="T3"> <text:s/></text:span><text:a xlink:type="simple" xlink:href="https://github.com/paulvha/apollo3/tree/master/ble_amdtp_arduino" text:style-name="Internet_20_link" text:visited-style-name="Visited_20_Internet_20_Link"><text:span text:style-name="T3">https://github.com/paulvha/apollo3/tree/master/ble_amdtp_arduino</text:span></text:a><text:span text:style-name="T3"> <text:s/></text:span></text:p>
      <text:p text:style-name="P60"/>
      <text:h text:style-name="Heading_20_1" text:outline-level="1"><text:bookmark-start text:name="__RefHeading___Toc3468_1407938637"/>Appendix B Check list <text:span text:style-name="T17">for changes</text:span><text:bookmark-end text:name="__RefHeading___Toc3468_1407938637"/></text:h>
      <text:p text:style-name="P54"/>
      <text:p text:style-name="P18">CLIENT SOFTWARE CHANGES</text:p>
      <text:p text:style-name="P54"/>
      <text:list xml:id="list1412420630" text:style-name="L1">
        <text:list-item>
          <text:p text:style-name="P84">In amdtcUI.h add a new command to the structure</text:p>
        </text:list-item>
        <text:list-item>
          <text:p text:style-name="P84">In amdtcUI.c add in the top the external variables</text:p>
        </text:list-item>
        <text:list-item>
          <text:p text:style-name="P84">In amdtcUI.c add in the MainLoop() the option to the switch</text:p>
        </text:list-item>
        <text:list-item>
          <text:p text:style-name="P84">In amdtcUI.c add in the MainLoop() obtaining additional data (Optional)</text:p>
        </text:list-item>
        <text:list-item>
          <text:p text:style-name="P84">In amdtcUI.c add in the display_menu() a line to display the new selection</text:p>
        </text:list-item>
        <text:list-item>
          <text:p text:style-name="P84">In amdtcUI.c add in the read_interactive() a test on the new selection</text:p>
        </text:list-item>
        <text:list-item>
          <text:p text:style-name="P84">In amdtcUI.c add in the DetermineValue () a test on the new selection</text:p>
        </text:list-item>
        <text:list-item>
          <text:p text:style-name="P84">In amdtc.c add in the top the new variables</text:p>
        </text:list-item>
        <text:list-item>
          <text:p text:style-name="P84">In amdtc.c add in the command line option for the new selection (optional)</text:p>
        </text:list-item>
      </text:list>
      <text:p text:style-name="P55"/>
      <text:p text:style-name="P18">SERVER SOFTWARE CHANGES</text:p>
      <text:p text:style-name="P54"/>
      <text:list xml:id="list95815839314496" text:continue-numbering="true" text:style-name="L1">
        <text:list-item>
          <text:p text:style-name="P86">See document</text:p>
          <text:p text:style-name="P85"/>
        </text:list-item>
      </text:list>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467ccb"/>
    </style:style>
    <style:style style:name="MT3" style:family="text">
      <style:text-properties officeooo:rsid="004a166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2</text:page-number><text:s/>of <text:page-count>12</text:page-count><text:tab/>Version <text:span text:style-name="MT2">3</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5T17:16:12.298500976</meta:creation-date>
    <dc:date>2020-12-15T09:58:15.462889173</dc:date>
    <meta:editing-duration>PT11H17M58S</meta:editing-duration>
    <meta:editing-cycles>34</meta:editing-cycles>
    <meta:generator>LibreOffice/6.4.6.2$Linux_X86_64 LibreOffice_project/40$Build-2</meta:generator>
    <meta:document-statistic meta:table-count="0" meta:image-count="0" meta:object-count="0" meta:page-count="12" meta:paragraph-count="256" meta:word-count="2567" meta:character-count="15896" meta:non-whitespace-character-count="12798"/>
  </office:meta>
</office:document-meta>
</file>